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158466" loext:opacity="100%" officeooo:rsid="001281c9" officeooo:paragraph-rsid="001c188e"/>
    </style:style>
    <style:style style:name="P2" style:family="paragraph" style:parent-style-name="Standard">
      <style:text-properties fo:color="#ff8000" loext:opacity="100%" officeooo:rsid="001281c9" officeooo:paragraph-rsid="001c188e"/>
    </style:style>
    <style:style style:name="P3" style:family="paragraph" style:parent-style-name="Standard">
      <style:text-properties fo:color="#ff8000" loext:opacity="100%" officeooo:rsid="001281c9" officeooo:paragraph-rsid="001cd788"/>
    </style:style>
    <style:style style:name="P4" style:family="paragraph" style:parent-style-name="Standard">
      <style:text-properties officeooo:rsid="001281c9" officeooo:paragraph-rsid="001c188e"/>
    </style:style>
    <style:style style:name="P5" style:family="paragraph" style:parent-style-name="Standard">
      <style:text-properties officeooo:rsid="001281c9" officeooo:paragraph-rsid="001cd788"/>
    </style:style>
    <style:style style:name="P6" style:family="paragraph" style:parent-style-name="Standard">
      <style:text-properties officeooo:rsid="001281c9" officeooo:paragraph-rsid="001eacab"/>
    </style:style>
    <style:style style:name="P7" style:family="paragraph" style:parent-style-name="Standard">
      <style:text-properties officeooo:rsid="001281c9" officeooo:paragraph-rsid="0020888c"/>
    </style:style>
    <style:style style:name="P8" style:family="paragraph" style:parent-style-name="Standard">
      <style:text-properties officeooo:rsid="001281c9" officeooo:paragraph-rsid="0021ec0f"/>
    </style:style>
    <style:style style:name="P9" style:family="paragraph" style:parent-style-name="Standard">
      <style:text-properties officeooo:rsid="001281c9" officeooo:paragraph-rsid="00222130"/>
    </style:style>
    <style:style style:name="P10" style:family="paragraph" style:parent-style-name="Standard">
      <style:text-properties officeooo:rsid="00219b03" officeooo:paragraph-rsid="00219b03"/>
    </style:style>
    <style:style style:name="T1" style:family="text">
      <style:text-properties officeooo:rsid="001c188e"/>
    </style:style>
    <style:style style:name="T2" style:family="text">
      <style:text-properties fo:color="#ff0000" loext:opacity="100%" officeooo:rsid="001c188e"/>
    </style:style>
    <style:style style:name="T3" style:family="text">
      <style:text-properties fo:color="#ff0000" loext:opacity="100%" officeooo:rsid="001cd788"/>
    </style:style>
    <style:style style:name="T4" style:family="text">
      <style:text-properties fo:color="#ff0000" loext:opacity="100%" officeooo:rsid="001eacab"/>
    </style:style>
    <style:style style:name="T5" style:family="text">
      <style:text-properties fo:color="#ff0000" loext:opacity="100%" officeooo:rsid="0020888c"/>
    </style:style>
    <style:style style:name="T6" style:family="text">
      <style:text-properties fo:color="#ff0000" loext:opacity="100%" officeooo:rsid="0021ec0f"/>
    </style:style>
    <style:style style:name="T7" style:family="text">
      <style:text-properties fo:color="#ff0000" loext:opacity="100%" officeooo:rsid="00222130"/>
    </style:style>
    <style:style style:name="T8" style:family="text">
      <style:text-properties officeooo:rsid="001cd788"/>
    </style:style>
    <style:style style:name="T9" style:family="text">
      <style:text-properties officeooo:rsid="001eacab"/>
    </style:style>
    <style:style style:name="T10" style:family="text">
      <style:text-properties officeooo:rsid="0020888c"/>
    </style:style>
    <style:style style:name="T11" style:family="text">
      <style:text-properties officeooo:rsid="0021ec0f"/>
    </style:style>
    <style:style style:name="T12" style:family="text">
      <style:text-properties officeooo:rsid="002221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SE</text:span> Instructions</text:p>
      <text:p text:style-name="P1"/>
      <text:p text:style-name="P2"><text:span text:style-name="T1">Basic concept</text:span>:<text:tab/><text:tab/><text:tab/><text:tab/><text:tab/><text:span text:style-name="T10">(single-precision = 32 bit; double-precision = 64 bit)</text:span></text:p>
      <text:p text:style-name="P4">→ <text:span text:style-name="T1">source: <text:tab/><text:tab/>memory or XMM register</text:span></text:p>
      <text:p text:style-name="P4">→ <text:span text:style-name="T1">destination:<text:tab/>XMM register</text:span></text:p>
      <text:p text:style-name="P10">(packed = SIMD, scalar = lowest order value)</text:p>
      <text:p text:style-name="P4"><text:span text:style-name="T2">spfp</text:span><text:tab/>→ <text:span text:style-name="T1">single-precision floating point</text:span></text:p>
      <text:p text:style-name="P4"><text:span text:style-name="T2">dpfp</text:span><text:tab/>→ <text:span text:style-name="T1">double-precision floating point</text:span></text:p>
      <text:p text:style-name="P4"><text:span text:style-name="T2">ps</text:span><text:tab/>→ <text:span text:style-name="T1">packed single-precision floating point</text:span></text:p>
      <text:p text:style-name="P4"><text:span text:style-name="T2">pd</text:span><text:tab/>→ <text:span text:style-name="T1">packed double-precision floating point</text:span></text:p>
      <text:p text:style-name="P4"><text:span text:style-name="T2">ss</text:span><text:tab/>→ <text:span text:style-name="T1">scalar single-precision floating point</text:span></text:p>
      <text:p text:style-name="P4"><text:span text:style-name="T2">sd</text:span><text:tab/>→ <text:span text:style-name="T1">scalar double-precision floating point</text:span></text:p>
      <text:p text:style-name="P4"/>
      <text:p text:style-name="P3"><text:span text:style-name="T8">Scalar floating-point data transfer</text:span>:</text:p>
      <text:p text:style-name="P5"><text:span text:style-name="T3">movss</text:span><text:tab/>→ <text:span text:style-name="T8">move scalar</text:span></text:p>
      <text:p text:style-name="P5"><text:span text:style-name="T3">movsd</text:span><text:tab/>→ …</text:p>
      <text:p text:style-name="P8"><text:span text:style-name="T3">mov</text:span><text:span text:style-name="T6">ups / vmovups</text:span><text:tab/>→ <text:span text:style-name="T11">move packed unaligned single precision floating-point values</text:span></text:p>
      <text:p text:style-name="P8"><text:span text:style-name="T3">mov</text:span><text:span text:style-name="T6">aps / vmovaps</text:span><text:tab/>→ <text:span text:style-name="T11">move packed aligned single precision floating-point values</text:span></text:p>
      <text:p text:style-name="P9"><text:span text:style-name="T3">mov</text:span><text:span text:style-name="T6">up</text:span><text:span text:style-name="T7">d</text:span><text:span text:style-name="T6"> / vmovup</text:span><text:span text:style-name="T7">d</text:span><text:tab/>→ <text:span text:style-name="T11">move packed unaligned </text:span><text:span text:style-name="T12">double</text:span><text:span text:style-name="T11"> precision floating-point values</text:span></text:p>
      <text:p text:style-name="P9"><text:span text:style-name="T3">mov</text:span><text:span text:style-name="T6">ap</text:span><text:span text:style-name="T7">d </text:span><text:span text:style-name="T6">/ vmovap</text:span><text:span text:style-name="T7">d</text:span><text:tab/>→ <text:span text:style-name="T11">move packed aligned </text:span><text:span text:style-name="T12">double</text:span><text:span text:style-name="T11"> precision floating-point values</text:span></text:p>
      <text:p text:style-name="P5"/>
      <text:p text:style-name="P3"><text:span text:style-name="T8">Scalar floating-point arithmetic</text:span>:</text:p>
      <text:p text:style-name="P5"><text:span text:style-name="T3">addss</text:span><text:tab/>→ <text:span text:style-name="T8">Scalar addition <text:tab/><text:tab/>(dest = dest + src)</text:span></text:p>
      <text:p text:style-name="P5"><text:span text:style-name="T3">addsd</text:span><text:tab/>→ …</text:p>
      <text:p text:style-name="P5"><text:span text:style-name="T3">addss</text:span><text:tab/>→ <text:span text:style-name="T8">Scalar subtraction<text:tab/><text:tab/>(dest = dest - src)</text:span></text:p>
      <text:p text:style-name="P5"><text:span text:style-name="T3">addsd</text:span><text:tab/>→ …</text:p>
      <text:p text:style-name="P5"><text:span text:style-name="T3">mulss</text:span><text:tab/>→ <text:span text:style-name="T8">Scalar multiplication<text:tab/>(dest = dest * src)</text:span></text:p>
      <text:p text:style-name="P5"><text:span text:style-name="T3">mulsd</text:span><text:tab/>→ …</text:p>
      <text:p text:style-name="P6"><text:span text:style-name="T4">div</text:span><text:span text:style-name="T3">ss</text:span><text:tab/>→ <text:span text:style-name="T8">Scalar </text:span><text:span text:style-name="T9">division</text:span><text:span text:style-name="T8"><text:tab/><text:tab/>(dest = dest / src)</text:span></text:p>
      <text:p text:style-name="P6"><text:span text:style-name="T4">div</text:span><text:span text:style-name="T3">sd</text:span><text:tab/>→ …</text:p>
      <text:p text:style-name="P6"><text:span text:style-name="T4">sqrt</text:span><text:span text:style-name="T3">ss</text:span><text:tab/>→ <text:span text:style-name="T8">Scalar </text:span><text:span text:style-name="T9">square root</text:span><text:span text:style-name="T8"><text:tab/><text:tab/>(</text:span><text:span text:style-name="T10">dest</text:span><text:span text:style-name="T9"> = sqrt(</text:span><text:span text:style-name="T10">dest</text:span><text:span text:style-name="T9">)</text:span><text:span text:style-name="T8">)</text:span></text:p>
      <text:p text:style-name="P6"><text:span text:style-name="T4">sqrt</text:span><text:span text:style-name="T3">sd</text:span><text:tab/>→ …</text:p>
      <text:p text:style-name="P7"><text:span text:style-name="T5">max</text:span><text:span text:style-name="T3">ss</text:span><text:tab/>→ <text:span text:style-name="T8">Scalar </text:span><text:span text:style-name="T10">maximum</text:span><text:span text:style-name="T8"><text:tab/><text:tab/>(</text:span><text:span text:style-name="T10">dest</text:span><text:span text:style-name="T9"> = </text:span><text:span text:style-name="T10">(dest &gt; src ? dest : src)</text:span><text:span text:style-name="T8">)</text:span></text:p>
      <text:p text:style-name="P7"><text:span text:style-name="T5">max</text:span><text:span text:style-name="T3">sd</text:span><text:tab/>→ …</text:p>
      <text:p text:style-name="P7"><text:span text:style-name="T5">min</text:span><text:span text:style-name="T3">ss</text:span><text:tab/>→ <text:span text:style-name="T8">Scalar </text:span><text:span text:style-name="T10">minimum</text:span><text:span text:style-name="T8"><text:tab/><text:tab/>(</text:span><text:span text:style-name="T10">dest</text:span><text:span text:style-name="T9"> = </text:span><text:span text:style-name="T10">(dest &lt; src ? dest : src)</text:span><text:span text:style-name="T8">)</text:span></text:p>
      <text:p text:style-name="P7"><text:span text:style-name="T5">min</text:span><text:span text:style-name="T3">sd</text:span><text:tab/>→ …</text:p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3T17:16:16.499000000</meta:creation-date>
    <dc:date>2024-10-03T23:55:18.271000000</dc:date>
    <meta:editing-duration>PT5H31M24S</meta:editing-duration>
    <meta:editing-cycles>6</meta:editing-cycles>
    <meta:generator>LibreOffice/24.2.2.2$Windows_X86_64 LibreOffice_project/d56cc158d8a96260b836f100ef4b4ef25d6f1a01</meta:generator>
    <meta:document-statistic meta:table-count="0" meta:image-count="0" meta:object-count="0" meta:page-count="1" meta:paragraph-count="33" meta:word-count="213" meta:character-count="1264" meta:non-whitespace-character-count="1071"/>
  </office:meta>
</office:document-meta>
</file>